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56.18mm"/>
    </style:style>
    <style:style style:name="co6" style:family="table-column">
      <style:table-column-properties fo:break-before="auto" style:column-width="36.85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242.1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C_igbt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 table:number-columns-spanned="6" table:number-rows-spanned="2">
            <text:p>DC TWIN IGBT DRIVER V1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ZD1,ZD2,ZD3,Z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5353BG</text:p>
          </table:table-cell>
          <table:table-cell/>
          <table:table-cell office:value-type="string" calcext:value-type="string">
            <text:p>DIOAD2260W109L864D349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5353BG</text:p>
          </table:table-cell>
          <table:table-cell/>
          <table:table-cell office:value-type="string" calcext:value-type="string">
            <text:p>ON SEMICONDUCTOR - 1N5353BG - DIODE, ZENER, 16V, 5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way_tb</text:p>
          </table:table-cell>
          <table:table-cell/>
          <table:table-cell office:value-type="string" calcext:value-type="string">
            <text:p>DSC</text:p>
          </table:table-cell>
          <table:table-cell table:number-columns-repeated="3"/>
          <table:table-cell office:value-type="string" calcext:value-type="string">
            <text:p>3 WAY 5MM PITCH SCREW TERM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NW3190-000E</text:p>
          </table:table-cell>
          <table:table-cell/>
          <table:table-cell office:value-type="string" calcext:value-type="string">
            <text:p>DIP1016W56P254L1115H561Q8N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CNW3190-000E</text:p>
          </table:table-cell>
          <table:table-cell office:value-type="float" office:value="7160613" calcext:value-type="float">
            <text:p>7160613</text:p>
          </table:table-cell>
          <table:table-cell office:value-type="string" calcext:value-type="string">
            <text:p>IGBT Gate Driver Optocoupler, DIP8 Avago ACNW3190-000E DC Input Optocoupler, Through Hole, 8-Pin PDIP-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320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5381310A</text:p>
          </table:table-cell>
          <table:table-cell office:value-type="string" calcext:value-type="string">
            <text:p>Radial X7R ceramic cap,100nF 50V 2.5mm Kemet Radial C 100nF Ceramic Multilayer Capacitor, 50 V dc, +125degC, X7R Dielectric, <text:s/>/-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,C3,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OL-EUE2,5-6E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E2,5-6E</text:p>
          </table:table-cell>
          <table:table-cell table:number-columns-repeated="3"/>
          <table:table-cell office:value-type="string" calcext:value-type="string">
            <text:p>100uF 25V ELEC C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(3mm)</text:p>
          </table:table-cell>
          <table:table-cell/>
          <table:table-cell office:value-type="string" calcext:value-type="string">
            <text:p>DIL</text:p>
          </table:table-cell>
          <table:table-cell table:number-columns-repeated="3"/>
          <table:table-cell office:value-type="string" calcext:value-type="string">
            <text:p>3MM 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GJ2D051505SC</text:p>
          </table:table-cell>
          <table:table-cell/>
          <table:table-cell office:value-type="string" calcext:value-type="string">
            <text:p>MGJ2D051505SC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MGJ2D051505SC</text:p>
          </table:table-cell>
          <table:table-cell office:value-type="float" office:value="8163493" calcext:value-type="float">
            <text:p>8163493</text:p>
          </table:table-cell>
          <table:table-cell office:value-type="string" calcext:value-type="string">
            <text:p>DC/DC Converter Isolated 15/-5V 80/40mA Murata Power Solutions Isolated DC-DC Converter, Vin 4.5 <text:s/>5.5 V dc, Vout -5 V, 15 V, I/O isolation 5200V d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SC</text:p>
          </table:table-cell>
          <table:table-cell table:number-columns-repeated="3"/>
          <table:table-cell office:value-type="string" calcext:value-type="string">
            <text:p>0.25W CAR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2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DSC</text:p>
          </table:table-cell>
          <table:table-cell table:number-columns-repeated="3"/>
          <table:table-cell office:value-type="string" calcext:value-type="string">
            <text:p>0.25W CAR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SC</text:p>
          </table:table-cell>
          <table:table-cell table:number-columns-repeated="3"/>
          <table:table-cell office:value-type="string" calcext:value-type="string">
            <text:p>0.25W CAR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,R2,R7,R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_2W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DSC</text:p>
          </table:table-cell>
          <table:table-cell table:number-columns-repeated="3"/>
          <table:table-cell office:value-type="string" calcext:value-type="string">
            <text:p>2WATT RESIS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F4007TA</text:p>
          </table:table-cell>
          <table:table-cell/>
          <table:table-cell office:value-type="string" calcext:value-type="string">
            <text:p>DIOAD1408W86L464D236</text:p>
          </table:table-cell>
          <table:table-cell office:value-type="string" calcext:value-type="string">
            <text:p>SMC Diode Solutions</text:p>
          </table:table-cell>
          <table:table-cell office:value-type="string" calcext:value-type="string">
            <text:p>UF4007TA</text:p>
          </table:table-cell>
          <table:table-cell/>
          <table:table-cell office:value-type="string" calcext:value-type="string">
            <text:p>ULTRA FAST RECITIFIER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4:29:34.657000000</dc:date>
    <meta:editing-duration>PT5M20S</meta:editing-duration>
    <meta:editing-cycles>2</meta:editing-cycles>
    <meta:generator>LibreOffice/5.3.2.2$Windows_x86 LibreOffice_project/6cd4f1ef626f15116896b1d8e1398b56da0d0ee1</meta:generator>
    <meta:document-statistic meta:table-count="1" meta:cell-count="89" meta:object-count="0"/>
  </office:meta>
</office:document-meta>
</file>